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afa" officeooo:paragraph-rsid="0009fafa"/>
    </style:style>
    <style:style style:name="P2" style:family="paragraph" style:parent-style-name="Standard">
      <style:text-properties officeooo:rsid="001175b8" officeooo:paragraph-rsid="001175b8"/>
    </style:style>
    <style:style style:name="P3" style:family="paragraph" style:parent-style-name="Standard">
      <style:text-properties officeooo:rsid="0013d33d" officeooo:paragraph-rsid="0013d33d"/>
    </style:style>
    <style:style style:name="P4" style:family="paragraph" style:parent-style-name="Standard">
      <style:text-properties officeooo:rsid="0013d33d" officeooo:paragraph-rsid="00324446"/>
    </style:style>
    <style:style style:name="P5" style:family="paragraph" style:parent-style-name="Standard">
      <style:text-properties fo:font-size="13pt" style:text-underline-style="none" fo:font-weight="normal" officeooo:rsid="0006e792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06e792" officeooo:paragraph-rsid="0006e792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084f9e" officeooo:paragraph-rsid="00084f9e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09fafa" officeooo:paragraph-rsid="0009fafa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0d9051" officeooo:paragraph-rsid="000d9051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0ea2dc" officeooo:paragraph-rsid="000ea2dc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0ee2fd" officeooo:paragraph-rsid="000ee2fd" style:font-size-asian="11.3500003814697pt" style:font-weight-asian="normal" style:font-size-complex="13pt" style:font-weight-complex="normal"/>
    </style:style>
    <style:style style:name="P1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13pt" style:text-underline-style="none" fo:font-weight="normal" officeooo:rsid="000ee2fd" officeooo:paragraph-rsid="000ee2fd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1175b8" officeooo:paragraph-rsid="001175b8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style:text-underline-style="none" fo:font-weight="normal" officeooo:rsid="0013d33d" officeooo:paragraph-rsid="001175b8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style:text-underline-style="none" fo:font-weight="normal" officeooo:rsid="0013d33d" officeooo:paragraph-rsid="0013d33d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style:text-underline-style="none" fo:font-weight="normal" officeooo:rsid="0015b7de" officeooo:paragraph-rsid="0013d33d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rsid="0018eb03" officeooo:paragraph-rsid="0013d33d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break-before="page"/>
      <style:text-properties fo:font-size="13pt" style:text-underline-style="none" fo:font-weight="normal" officeooo:rsid="0018eb03" officeooo:paragraph-rsid="0013d33d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style:text-underline-style="none" fo:font-weight="normal" officeooo:rsid="001aa755" officeooo:paragraph-rsid="0013d33d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3pt" style:text-underline-style="none" fo:font-weight="normal" officeooo:rsid="001f6c39" officeooo:paragraph-rsid="0013d33d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fo:font-size="13pt" style:text-underline-style="none" fo:font-weight="normal" officeooo:rsid="0026a0cc" officeooo:paragraph-rsid="0013d33d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font-size="13pt" style:text-underline-style="none" fo:font-weight="normal" officeooo:rsid="002b098e" officeooo:paragraph-rsid="0013d33d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fo:font-size="13pt" style:text-underline-style="none" fo:font-weight="normal" officeooo:rsid="002d1869" officeooo:paragraph-rsid="0013d33d" style:font-size-asian="11.3500003814697pt" style:font-weight-asian="normal" style:font-size-complex="13pt" style:font-weight-complex="normal"/>
    </style:style>
    <style:style style:name="P24" style:family="paragraph" style:parent-style-name="Standard">
      <style:text-properties fo:font-size="13pt" style:text-underline-style="none" fo:font-weight="normal" officeooo:rsid="002d9db7" officeooo:paragraph-rsid="0013d33d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fo:font-size="13pt" style:text-underline-style="none" fo:font-weight="normal" officeooo:rsid="002ec300" officeooo:paragraph-rsid="0013d33d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fo:font-size="13pt" style:text-underline-style="none" fo:font-weight="normal" officeooo:rsid="00324446" officeooo:paragraph-rsid="00324446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none" fo:font-weight="normal" officeooo:rsid="0033767e" officeooo:paragraph-rsid="00324446" style:font-size-asian="11.3500003814697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none" fo:font-weight="normal" officeooo:rsid="0036f76d" officeooo:paragraph-rsid="00324446" style:font-size-asian="11.3500003814697pt" style:font-weight-asian="normal" style:font-size-complex="13pt" style:font-weight-complex="normal"/>
    </style:style>
    <style:style style:name="P29" style:family="paragraph" style:parent-style-name="Standard">
      <style:text-properties fo:font-size="13pt" style:text-underline-style="none" fo:font-weight="normal" officeooo:rsid="00383896" officeooo:paragraph-rsid="00324446" style:font-size-asian="11.3500003814697pt" style:font-weight-asian="normal" style:font-size-complex="13pt" style:font-weight-complex="normal"/>
    </style:style>
    <style:style style:name="P30" style:family="paragraph" style:parent-style-name="Standard">
      <style:text-properties fo:font-size="13pt" style:text-underline-style="none" fo:font-weight="normal" officeooo:rsid="003ac563" officeooo:paragraph-rsid="003ac563" style:font-size-asian="11.3500003814697pt" style:font-weight-asian="normal" style:font-size-complex="13pt" style:font-weight-complex="normal"/>
    </style:style>
    <style:style style:name="P31" style:family="paragraph" style:parent-style-name="Standard">
      <style:text-properties fo:font-size="13pt" style:text-underline-style="none" fo:font-weight="normal" officeooo:rsid="003c0d58" officeooo:paragraph-rsid="003c0d58" style:font-size-asian="11.3500003814697pt" style:font-weight-asian="normal" style:font-size-complex="13pt" style:font-weight-complex="normal"/>
    </style:style>
    <style:style style:name="P3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13pt" style:text-underline-style="none" fo:font-weight="normal" officeooo:rsid="003c0d58" officeooo:paragraph-rsid="003c0d58" style:font-size-asian="11.3500003814697pt" style:font-weight-asian="normal" style:font-size-complex="13pt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officeooo:rsid="0006e792" style:font-size-asian="17.5pt" style:font-weight-asian="bold" style:font-size-complex="20pt" style:font-weight-complex="bold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acbc4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135a00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3d33d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15b7de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18eb03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1aa755" style:font-size-asian="11.3500003814697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1f6c39" style:font-size-asian="11.3500003814697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216526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24398c" style:font-size-asian="11.3500003814697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24604c" style:font-size-asian="11.3500003814697pt" style:font-weight-asian="normal" style:font-size-complex="13pt" style:font-weight-complex="normal"/>
    </style:style>
    <style:style style:name="T13" style:family="text">
      <style:text-properties fo:font-size="13pt" style:text-underline-style="none" fo:font-weight="normal" officeooo:rsid="00253590" style:font-size-asian="11.3500003814697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26a0cc" style:font-size-asian="11.3500003814697pt" style:font-weight-asian="normal" style:font-size-complex="13pt" style:font-weight-complex="normal"/>
    </style:style>
    <style:style style:name="T15" style:family="text">
      <style:text-properties fo:font-size="13pt" style:text-underline-style="none" fo:font-weight="normal" officeooo:rsid="002963ab" style:font-size-asian="11.3500003814697pt" style:font-weight-asian="normal" style:font-size-complex="13pt" style:font-weight-complex="normal"/>
    </style:style>
    <style:style style:name="T16" style:family="text">
      <style:text-properties fo:font-size="13pt" style:text-underline-style="none" fo:font-weight="normal" officeooo:rsid="002b098e" style:font-size-asian="11.3500003814697pt" style:font-weight-asian="normal" style:font-size-complex="13pt" style:font-weight-complex="normal"/>
    </style:style>
    <style:style style:name="T17" style:family="text">
      <style:text-properties fo:font-size="13pt" style:text-underline-style="none" fo:font-weight="normal" officeooo:rsid="002c4af1" style:font-size-asian="11.3500003814697pt" style:font-weight-asian="normal" style:font-size-complex="13pt" style:font-weight-complex="normal"/>
    </style:style>
    <style:style style:name="T18" style:family="text">
      <style:text-properties fo:font-size="13pt" style:text-underline-style="none" fo:font-weight="normal" officeooo:rsid="002d1869" style:font-size-asian="11.3500003814697pt" style:font-weight-asian="normal" style:font-size-complex="13pt" style:font-weight-complex="normal"/>
    </style:style>
    <style:style style:name="T19" style:family="text">
      <style:text-properties fo:font-size="13pt" style:text-underline-style="none" fo:font-weight="normal" officeooo:rsid="002d9db7" style:font-size-asian="11.3500003814697pt" style:font-weight-asian="normal" style:font-size-complex="13pt" style:font-weight-complex="normal"/>
    </style:style>
    <style:style style:name="T20" style:family="text">
      <style:text-properties fo:font-size="13pt" style:text-underline-style="none" fo:font-weight="normal" officeooo:rsid="002ec300" style:font-size-asian="11.3500003814697pt" style:font-weight-asian="normal" style:font-size-complex="13pt" style:font-weight-complex="normal"/>
    </style:style>
    <style:style style:name="T21" style:family="text">
      <style:text-properties fo:font-size="13pt" style:text-underline-style="none" fo:font-weight="normal" officeooo:rsid="00304195" style:font-size-asian="11.3500003814697pt" style:font-weight-asian="normal" style:font-size-complex="13pt" style:font-weight-complex="normal"/>
    </style:style>
    <style:style style:name="T22" style:family="text">
      <style:text-properties fo:font-size="13pt" style:text-underline-style="none" fo:font-weight="normal" officeooo:rsid="0030d825" style:font-size-asian="11.3500003814697pt" style:font-weight-asian="normal" style:font-size-complex="13pt" style:font-weight-complex="normal"/>
    </style:style>
    <style:style style:name="T23" style:family="text">
      <style:text-properties fo:font-size="13pt" style:text-underline-style="none" fo:font-weight="normal" officeooo:rsid="00324446" style:font-size-asian="11.3500003814697pt" style:font-weight-asian="normal" style:font-size-complex="13pt" style:font-weight-complex="normal"/>
    </style:style>
    <style:style style:name="T24" style:family="text">
      <style:text-properties fo:font-size="13pt" style:text-underline-style="none" fo:font-weight="normal" officeooo:rsid="0033767e" style:font-size-asian="11.3500003814697pt" style:font-weight-asian="normal" style:font-size-complex="13pt" style:font-weight-complex="normal"/>
    </style:style>
    <style:style style:name="T25" style:family="text">
      <style:text-properties fo:font-size="13pt" style:text-underline-style="none" fo:font-weight="normal" officeooo:rsid="00367333" style:font-size-asian="11.3500003814697pt" style:font-weight-asian="normal" style:font-size-complex="13pt" style:font-weight-complex="normal"/>
    </style:style>
    <style:style style:name="T26" style:family="text">
      <style:text-properties fo:font-size="13pt" style:text-underline-style="none" fo:font-weight="normal" officeooo:rsid="0036f76d" style:font-size-asian="11.3500003814697pt" style:font-weight-asian="normal" style:font-size-complex="13pt" style:font-weight-complex="normal"/>
    </style:style>
    <style:style style:name="T27" style:family="text">
      <style:text-properties fo:font-size="13pt" style:text-underline-style="none" fo:font-weight="normal" officeooo:rsid="00383896" style:font-size-asian="11.3500003814697pt" style:font-weight-asian="normal" style:font-size-complex="13pt" style:font-weight-complex="normal"/>
    </style:style>
    <style:style style:name="T28" style:family="text">
      <style:text-properties style:text-position="super 58%" fo:font-size="13pt" style:text-underline-style="none" fo:font-weight="normal" style:font-size-asian="11.3500003814697pt" style:font-weight-asian="normal" style:font-size-complex="13pt" style:font-weight-complex="normal"/>
    </style:style>
    <style:style style:name="T29" style:family="text">
      <style:text-properties style:text-position="super 58%" fo:font-size="13pt" style:text-underline-style="none" fo:font-weight="normal" officeooo:rsid="0033767e" style:font-size-asian="11.3500003814697pt" style:font-weight-asian="normal" style:font-size-complex="13pt" style:font-weight-complex="normal"/>
    </style:style>
    <style:style style:name="T30" style:family="text">
      <style:text-properties fo:color="#e8bf6a" loext:opacity="100%" style:font-name="JetBrains Mono" fo:font-size="10pt" fo:font-style="normal" style:font-size-asian="10pt" style:font-style-asian="normal"/>
    </style:style>
    <style:style style:name="T31" style:family="text">
      <style:text-properties fo:color="#a9b7c6" loext:opacity="100%" style:font-name="JetBrains Mono" fo:font-size="10pt" fo:font-style="normal" style:font-size-asian="10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Swagger and Mockito</text:span></text:p>
      <text:p text:style-name="P5"/>
      <text:p text:style-name="P6">Morning :</text:p>
      <text:p text:style-name="P6">------------</text:p>
      <text:p text:style-name="P6"/>
      <text:p text:style-name="P7">Swagger :</text:p>
      <text:p text:style-name="P7">------------</text:p>
      <text:p text:style-name="P7"/>
      <text:p text:style-name="P7">- A kind of continuation of REST</text:p>
      <text:p text:style-name="P7"/>
      <text:p text:style-name="P8">We have a application,whre we have opened various rest end points , no we want those endpoints to be used by front end/ third party app.</text:p>
      <text:p text:style-name="P8"/>
      <text:p text:style-name="P1"><text:span text:style-name="T2">Here, how that frontend and 3</text:span><text:span text:style-name="T28">rd</text:span><text:span text:style-name="T2"> party app knoes what are the end points, what are the request details and what are the responce details? </text:span><text:span text:style-name="T3">We as a developer, know that but others don’t know right, </text:span><text:span text:style-name="T2">until unless we document and mention those end points there.</text:span></text:p>
      <text:p text:style-name="P8"/>
      <text:p text:style-name="P9">But this includes a lot of manual work. Instead of this we can actually use a library called Swagger.</text:p>
      <text:p text:style-name="P9"/>
      <text:p text:style-name="P9">Swagger : Helps in documenting rest API end points plus helps in testing the end points.</text:p>
      <text:p text:style-name="P9"/>
      <text:p text:style-name="P10">We need to add springdoc dependency in pom.xml to make it worek.</text:p>
      <text:p text:style-name="P10"/>
      <text:p text:style-name="P11">No need to anything extra, We can finish our spring boot propject and can run it.</text:p>
      <text:p text:style-name="P11"/>
      <text:p text:style-name="P11">Now in browser “localhost:8080/swagger-ui/index.html#/” We can see the documentation in a clean and neatr manner.</text:p>
      <text:p text:style-name="P11"/>
      <text:p text:style-name="P30">For Spring Boot 3 and abpve versions : </text:p>
      <text:p text:style-name="P11"/>
      <text:p text:style-name="P12"><text:span text:style-name="T30">&lt;dependency&gt;</text:span><text:line-break/><text:span text:style-name="T30"><text:tab/>&lt;groupId&gt;</text:span><text:span text:style-name="T31">org.springdoc</text:span><text:span text:style-name="T30">&lt;/groupId&gt;</text:span><text:line-break/><text:span text:style-name="T30"><text:tab/>&lt;artifactId&gt;</text:span><text:span text:style-name="T31">springdoc-openapi-starter-webmvc-ui</text:span><text:span text:style-name="T30">&lt;/artifactId&gt;</text:span><text:line-break/><text:span text:style-name="T30"><text:tab/>&lt;version&gt;</text:span><text:span text:style-name="T31">2.0.2</text:span><text:span text:style-name="T30">&lt;/version&gt;</text:span><text:line-break/><text:span text:style-name="T30">&lt;/dependency&gt;</text:span></text:p>
      <text:p text:style-name="P11"/>
      <text:p text:style-name="P31">For Spring Boot 2.7 versions and under 3 versions :</text:p>
      <text:p text:style-name="P32"><text:span text:style-name="T30">&lt;dependency&gt;</text:span><text:line-break/><text:span text:style-name="T30"><text:tab/>&lt;groupId&gt;</text:span><text:span text:style-name="T31">org.springdoc</text:span><text:span text:style-name="T30">&lt;/groupId&gt;</text:span><text:line-break/><text:span text:style-name="T30"><text:tab/>&lt;artifactId&gt;</text:span><text:span text:style-name="T31">springdoc-openapi-ui</text:span><text:span text:style-name="T30">&lt;/artifactId&gt;</text:span><text:line-break/><text:span text:style-name="T30"><text:tab/>&lt;version&gt;</text:span><text:span text:style-name="T31">1.6.13</text:span><text:span text:style-name="T30">&lt;/version&gt;</text:span><text:line-break/><text:span text:style-name="T30">&lt;/dependency&gt;</text:span></text:p>
      <text:p text:style-name="P31"/>
      <text:p text:style-name="P11"/>
      <text:p text:style-name="P13"/>
      <text:p text:style-name="P13"/>
      <text:p text:style-name="P13"/>
      <text:p text:style-name="P13">AfterNoon :</text:p>
      <text:p text:style-name="P13">----------------</text:p>
      <text:p text:style-name="P13"><text:soft-page-break/></text:p>
      <text:p text:style-name="P13">Testing : There will be system, we’ll pass the input , some processing happens and machine will give some output. Then we’ll check, if this output is expected or not.</text:p>
      <text:p text:style-name="P13"/>
      <text:p text:style-name="P2"><text:span text:style-name="T2"><text:tab/></text:span><text:span text:style-name="T4">We can test manually i.e giving inputs manually and checking the output, or automate <text:tab/>that, i.e by using a code to check th</text:span><text:span text:style-name="T5">em.</text:span></text:p>
      <text:p text:style-name="P14"/>
      <text:p text:style-name="P15">Unit Testing : Testing some peices of codes individually like the whole machine is not there and see whether that peice of code works correct;ly or not, is called unit testing.</text:p>
      <text:p text:style-name="P15"/>
      <text:p text:style-name="P15"><text:tab/>Like We’re testing <text:s/>a tire, like car is not there. That is a unit tetsing.</text:p>
      <text:p text:style-name="P15"/>
      <text:p text:style-name="P3"><text:span text:style-name="T2"><text:tab/></text:span><text:span text:style-name="T6">With unit testing we can quickly find the problem and whwer it is, as integration <text:tab/>testing it’ll be hard to do find where the problem is.</text:span></text:p>
      <text:p text:style-name="P16"/>
      <text:p text:style-name="P3"><text:span text:style-name="T6"><text:tab/></text:span><text:span text:style-name="T7">We’ll use verification Library Junit, helps us verifying resluts etc.</text:span></text:p>
      <text:p text:style-name="P17"/>
      <text:p text:style-name="P3"><text:span text:style-name="T7"><text:tab/></text:span><text:span text:style-name="T8">Use @Test on methods we’ll be testing in Test folder.</text:span></text:p>
      <text:p text:style-name="P19"/>
      <text:p text:style-name="P3"><text:span text:style-name="T8"><text:tab/>If, one class has a method, that requires an object using which another method of that <text:tab/>class is also called , in those senarious we use while initializing that another class <text:tab/>object in testing as Adder adder = Mckito.mock(Adder.class); </text:span><text:span text:style-name="T10">and in the testing <text:tab/>method, we can use Mockito.when(adder.sum(1,2)).thenReturn(3);</text:span></text:p>
      <text:p text:style-name="P3"><text:span text:style-name="T10"><text:tab/></text:span><text:span text:style-name="T13">This assigning value is called scrbbing.</text:span></text:p>
      <text:p text:style-name="P19"/>
      <text:p text:style-name="P3"><text:span text:style-name="T8"><text:tab/></text:span><text:span text:style-name="T9">We can @Before</text:span><text:span text:style-name="T11">Each</text:span><text:span text:style-name="T9"> on any method, which needs to be executed before anymethod <text:tab/>of </text:span><text:span text:style-name="T12">te</text:span><text:span text:style-name="T9">sting starts.</text:span></text:p>
      <text:p text:style-name="P20"><text:tab/></text:p>
      <text:p text:style-name="P3"><text:span text:style-name="T9"><text:tab/></text:span><text:span text:style-name="T10">If </text:span><text:span text:style-name="T13">There are many methods </text:span><text:span text:style-name="T17">interlinked </text:span><text:span text:style-name="T13">we cannot do scrubbing </text:span><text:span text:style-name="T14">like above</text:span></text:p>
      <text:p text:style-name="P21"/>
      <text:p text:style-name="P3"><text:span text:style-name="T14"><text:tab/></text:span><text:span text:style-name="T15">For that we use,</text:span></text:p>
      <text:p text:style-name="P3"><text:span text:style-name="T15"><text:tab/><text:tab/></text:span><text:span text:style-name="T16">Create Spy Object,</text:span></text:p>
      <text:p text:style-name="P22"><text:tab/><text:tab/>Calcy calcy = Mockito.spy(real);</text:p>
      <text:p text:style-name="P22"><text:tab/><text:tab/>Mockito.doReturn(15).when(calcy).add(5);</text:p>
      <text:p text:style-name="P22"/>
      <text:p text:style-name="P3"><text:span text:style-name="T16"><text:tab/></text:span><text:span text:style-name="T18">This teting we’ve done is blackbox testing.</text:span></text:p>
      <text:p text:style-name="P23"/>
      <text:p text:style-name="P3"><text:span text:style-name="T18"><text:tab/></text:span><text:span text:style-name="T19">WhiteBox Testing : </text:span></text:p>
      <text:p text:style-name="P3"><text:span text:style-name="T18"><text:tab/><text:tab/></text:span><text:span text:style-name="T19">Input ---&gt; Process [Internall</text:span><text:span text:style-name="T21">y</text:span><text:span text:style-name="T19"> check everything has run successfully] ----&gt; <text:tab/><text:tab/><text:tab/>Result/ Expected.</text:span></text:p>
      <text:p text:style-name="P24"/>
      <text:p text:style-name="P3"><text:span text:style-name="T19"><text:tab/></text:span><text:span text:style-name="T20">WhiteBox testing can be done those, who have the src folder.</text:span></text:p>
      <text:p text:style-name="P25"><text:tab/><text:tab/></text:p>
      <text:p text:style-name="P3"><text:span text:style-name="T20"><text:tab/></text:span><text:span text:style-name="T22">For that we use varify(adder, </text:span><text:span text:style-name="T23">numberOfInvocations</text:span><text:span text:style-name="T22">).sum(1,2);</text:span></text:p>
      <text:p text:style-name="P4"><text:span text:style-name="T22"><text:tab/><text:tab/>//</text:span><text:span text:style-name="T23">It’ll tell that this method should be called <text:s/>numberOfInvocations, if not it’ll <text:tab/><text:tab/>fail the test case.</text:span></text:p>
      <text:p text:style-name="P26"/>
      <text:p text:style-name="P4"><text:soft-page-break/><text:span text:style-name="T23"><text:tab/></text:span><text:span text:style-name="T24">This is the 1</text:span><text:span text:style-name="T29">st</text:span><text:span text:style-name="T24"> way of mockito tests. But in later versions, mockito brought <text:tab/>annotations.</text:span></text:p>
      <text:p text:style-name="P27"/>
      <text:p text:style-name="P4"><text:span text:style-name="T24"><text:tab/></text:span><text:span text:style-name="T25">We can direclty use @Mock on Adder adder during intializer and can use @@Spy on Calculator calci during the initalization. But in claci, we need adder also so we can mention @InjectMocks //It’ll inject the mocks which are matching the data type. </text:span><text:span text:style-name="T26">And the class should be annotated with @TestRunner(MockitoExtension.class)</text:span></text:p>
      <text:p text:style-name="P28"/>
      <text:p text:style-name="P4"><text:span text:style-name="T26"><text:tab/></text:span><text:span text:style-name="T27">We can also use @ExtendWith instead of @TestRunner, while using in SpringBoot</text:span></text:p>
      <text:p text:style-name="P2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09:37:39.507871065</meta:creation-date>
    <dc:date>2023-02-17T11:39:54.161455290</dc:date>
    <meta:editing-duration>PT5H49M58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4" meta:paragraph-count="45" meta:word-count="570" meta:character-count="3666" meta:non-whitespace-character-count="3085"/>
  </office:meta>
</office:document-meta>
</file>